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8cm" fo:padding-top="0cm" fo:padding-bottom="0cm" fo:padding-left="0.1cm" fo:padding-right="0.1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9cm" fo:padding-top="0cm" fo:padding-bottom="0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17cm" fo:padding-top="0.1cm" fo:padding-bottom="0.1cm" fo:padding-left="0.1cm" fo:padding-right="0.1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Latin Modern Roman" fo:font-size="12pt" style:font-size-asian="12pt" style:font-size-complex="12pt"/>
    </style:style>
    <style:style style:name="T3" style:family="text">
      <style:text-properties style:font-name="Latin Modern Math" fo:font-size="12pt" fo:font-style="italic" style:font-name-asian="Latin Modern Math" style:font-size-asian="12pt" style:font-style-asian="italic" style:font-name-complex="Latin Modern Math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3.1cm" svg:y="1.097cm">
          <text:p text:style-name="P1"><text:span text:style-name="T1">G</text:span><text:span text:style-name="T2">(</text:span><text:span text:style-name="T1">j</text:span><text:span text:style-name="T3">ω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3.1cm" svg:y2="2.1cm">
          <text:p/>
        </draw:line>
        <draw:line draw:style-name="gr2" draw:text-style-name="P4" draw:layer="layout" svg:x1="5.1cm" svg:y1="2.1cm" svg:x2="10.1cm" svg:y2="2.1cm">
          <text:p/>
        </draw:line>
        <draw:line draw:style-name="gr2" draw:text-style-name="P4" draw:layer="layout" svg:x1="12.1cm" svg:y1="2.1cm" svg:x2="15.899cm" svg:y2="2.098cm">
          <text:p/>
        </draw:line>
        <draw:custom-shape draw:style-name="gr3" draw:text-style-name="P2" draw:layer="layout" svg:width="6cm" svg:height="3.301cm" svg:x="1.1cm" svg:y="0.099cm">
          <text:p text:style-name="P1"><text:span text:style-name="T2">Właściwości dynami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862cm" svg:height="0.912cm" svg:x="0.1cm" svg:y="1.2cm">
          <draw:text-box>
            <text:p text:style-name="P5"><text:span text:style-name="T1">s</text:span><text:span text:style-name="T2">(</text:span><text:span text:style-name="T1">t</text:span><text:span text:style-name="T2">)</text:span></text:p>
          </draw:text-box>
        </draw:frame>
        <draw:frame draw:style-name="gr5" draw:text-style-name="P6" draw:layer="layout" svg:width="0.896cm" svg:height="0.912cm" svg:x="14.1cm" svg:y="1.2cm">
          <draw:text-box>
            <text:p text:style-name="P5"><text:span text:style-name="T1">y</text:span><text:span text:style-name="T2">(</text:span><text:span text:style-name="T1">t</text:span><text:span text:style-name="T2">)</text:span></text:p>
          </draw:text-box>
        </draw:frame>
        <draw:custom-shape draw:style-name="gr6" draw:text-style-name="P2" draw:layer="layout" svg:width="6.001cm" svg:height="3.301cm" svg:x="8.1cm" svg:y="0.099cm">
          <text:p text:style-name="P1"><text:span text:style-name="T2">Właściwości staty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cm" svg:x="10.101cm" svg:y="1.098cm">
          <text:p text:style-name="P1"><text:span text:style-name="T1">f</text:span><text:span text:style-name="T2">(</text:span><text:span text:style-name="T1">x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0.917cm" svg:height="0.912cm" svg:x="7.09cm" svg:y="1.2cm">
          <draw:text-box>
            <text:p text:style-name="P5"><text:span text:style-name="T1">u</text:span><text:span text:style-name="T2">(</text:span><text:span text:style-name="T1">t</text:span><text:span text:style-name="T2">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5T19:31:54.877562564</dc:date>
    <dc:creator>Łukasz Dróżdż</dc:creator>
    <meta:editing-duration>PT1H18M34S</meta:editing-duration>
    <meta:editing-cycles>28</meta:editing-cycles>
    <meta:generator>LibreOffice/7.4.5.1$Linux_X86_64 LibreOffice_project/40$Build-1</meta:generator>
    <meta:document-statistic meta:object-count="30"/>
  </office:meta>
</office:document-meta>
</file>